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fill="solid" draw:fill-color="#66ff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2" style:family="graphic" style:parent-style-name="standard">
      <style:graphic-properties svg:stroke-width="0.102cm" svg:stroke-color="#000000" draw:fill="solid" draw:fill-color="#9999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3" style:family="graphic" style:parent-style-name="standard">
      <style:graphic-properties svg:stroke-width="0.102cm" svg:stroke-color="#000000" draw:fill="solid" draw:fill-color="#ff3333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4" style:family="graphic" style:parent-style-name="standard">
      <style:graphic-properties svg:stroke-width="0.102cm" svg:stroke-color="#000000" draw:fill="solid" draw:fill-color="#dddddd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5" style:family="graphic" style:parent-style-name="standard">
      <style:graphic-properties svg:stroke-width="0.102cm" svg:stroke-color="#000000" draw:fill="solid" draw:fill-color="#6666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6" style:family="graphic" style:parent-style-name="standard">
      <style:graphic-properties svg:stroke-width="0.102cm" svg:stroke-color="#000000" draw:fill="solid" draw:fill-color="#ffffff" draw:textarea-vertical-align="middle" fo:padding-top="0.176cm" fo:padding-bottom="0.176cm" fo:padding-left="0.301cm" fo:padding-right="0.301cm" draw:shadow="hidden"/>
    </style:style>
    <style:style style:name="gr7" style:family="graphic" style:parent-style-name="objectwithoutfill">
      <style:graphic-properties svg:stroke-width="0.102cm" svg:stroke-color="#000000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8" style:family="graphic" style:parent-style-name="objectwithoutfill">
      <style:graphic-properties draw:stroke="dash" draw:stroke-dash="Fine_20_Dashed" svg:stroke-width="0.102cm" svg:stroke-color="#000000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6" draw:id="id6" draw:layer="layout" svg:width="7.874cm" svg:height="3.556cm" svg:x="1.016cm" svg:y="9.144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7.874cm" svg:height="3.74cm" svg:x="9.906cm" svg:y="3.864cm">
          <text:p text:style-name="P2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7.874cm" svg:height="3.656cm" svg:x="19.304cm" svg:y="9.144cm">
          <text:p text:style-name="P1"><text:span text:style-name="T1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7.874cm" svg:height="2.794cm" svg:x="10.268cm" svg:y="11.938cm">
          <text:p text:style-name="P1"><text:span text:style-name="T1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3.81cm" svg:height="1.27cm" svg:x="9.398cm" svg:y="1.016cm">
          <text:p text:style-name="P1">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3.81cm" svg:height="1.27cm" svg:x="13.97cm" svg:y="1.016cm">
          <text:p text:style-name="P1">Game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" draw:id="id9" draw:layer="layout" svg:width="3.81cm" svg:height="1.27cm" svg:x="19.05cm" svg:y="1.016cm">
          <text:p text:style-name="P1">Game R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4.064cm" svg:height="1.27cm" svg:x="23.622cm" svg:y="1.016cm">
          <text:p text:style-name="P1">Move Allow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3.81cm" svg:height="1.27cm" svg:x="4.418cm" svg:y="0.508cm">
          <text:p text:style-name="P1">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2" draw:id="id12" draw:layer="layout" svg:width="3.81cm" svg:height="1.27cm" svg:x="4.472cm" svg:y="2.54cm">
          <text:p text:style-name="P1">St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3" draw:id="id13" draw:layer="layout" svg:width="3.81cm" svg:height="1.27cm" svg:x="0.2cm" svg:y="2.54cm">
          <text:p text:style-name="P1">Play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7.78cm" svg:y1="1.143cm" svg:x2="17.78cm" svg:y2="1.143cm" svg:d="M17780 1143z" svg:viewBox="0 0 1 1">
          <text:p/>
        </draw:connector>
        <draw:custom-shape draw:style-name="gr4" draw:text-style-name="P2" xml:id="id3" draw:id="id3" draw:layer="layout" svg:width="7.874cm" svg:height="2.794cm" svg:x="10.16cm" svg:y="14.986cm">
          <text:p text:style-name="P1"><text:span text:style-name="T1">K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7.874cm" svg:height="2.794cm" svg:x="10.16cm" svg:y="18.034cm">
          <text:p text:style-name="P1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8.142cm" svg:y1="13.335cm" svg:x2="23.241cm" svg:y2="12.8cm" draw:start-shape="id1" draw:start-glue-point="1" draw:end-shape="id2" draw:end-glue-point="2" svg:d="M18142 13335h582v17h4517v-552" svg:viewBox="0 0 5100 553">
          <text:p/>
        </draw:connector>
        <draw:connector draw:style-name="gr7" draw:text-style-name="P1" draw:layer="layout" svg:x1="18.034cm" svg:y1="16.383cm" svg:x2="23.241cm" svg:y2="12.8cm" draw:start-shape="id3" draw:start-glue-point="1" draw:end-shape="id2" draw:end-glue-point="2" svg:d="M18034 16383h5207v-3583" svg:viewBox="0 0 5208 3584">
          <text:p/>
        </draw:connector>
        <draw:connector draw:style-name="gr7" draw:text-style-name="P1" draw:layer="layout" svg:x1="18.034cm" svg:y1="19.431cm" svg:x2="23.241cm" svg:y2="12.8cm" draw:start-shape="id4" draw:start-glue-point="1" draw:end-shape="id2" draw:end-glue-point="2" svg:d="M18034 19431h5207v-6631" svg:viewBox="0 0 5208 6632">
          <text:p/>
        </draw:connector>
        <draw:connector draw:style-name="gr7" draw:text-style-name="P1" xml:id="id14" draw:id="id14" draw:layer="layout" svg:x1="13.843cm" svg:y1="7.604cm" svg:x2="13.843cm" svg:y2="7.604cm" draw:start-shape="id5" draw:start-glue-point="2" draw:end-shape="id5" draw:end-glue-point="2" svg:d="M13843 7604z" svg:viewBox="0 0 1 1">
          <text:p/>
        </draw:connector>
        <draw:connector draw:style-name="gr8" draw:text-style-name="P1" draw:layer="layout" svg:x1="8.89cm" svg:y1="10.922cm" svg:x2="19.304cm" svg:y2="10.972cm" draw:start-shape="id6" draw:start-glue-point="1" draw:end-shape="id2" draw:end-glue-point="3" svg:d="M8890 10922h5208v50h5206" svg:viewBox="0 0 10415 51">
          <text:p/>
        </draw:connector>
        <draw:connector draw:style-name="gr7" draw:text-style-name="P1" xml:id="id15" draw:id="id15" draw:layer="layout" svg:x1="4.953cm" svg:y1="9.144cm" svg:x2="4.953cm" svg:y2="9.144cm" draw:start-shape="id6" draw:start-glue-point="0" draw:end-shape="id6" draw:end-glue-point="0" svg:d="M4953 9144z" svg:viewBox="0 0 1 1">
          <text:p/>
        </draw:connector>
        <draw:connector draw:style-name="gr7" draw:text-style-name="P1" draw:layer="layout" draw:line-skew="0.552cm" svg:x1="1.016cm" svg:y1="10.922cm" svg:x2="9.906cm" svg:y2="5.734cm" draw:start-shape="id6" draw:start-glue-point="3" draw:end-shape="id5" svg:d="M1016 10922v-5188h8890" svg:viewBox="0 0 8891 5189">
          <text:p/>
        </draw:connector>
        <draw:connector draw:style-name="gr7" draw:text-style-name="P1" draw:layer="layout" svg:x1="4.953cm" svg:y1="12.7cm" svg:x2="10.268cm" svg:y2="13.335cm" draw:start-shape="id6" draw:start-glue-point="2" draw:end-shape="id1" svg:d="M4953 12700v635h5315" svg:viewBox="0 0 5316 636">
          <text:p/>
        </draw:connector>
        <draw:connector draw:style-name="gr7" draw:text-style-name="P1" draw:layer="layout" svg:x1="4.953cm" svg:y1="12.7cm" svg:x2="10.16cm" svg:y2="16.383cm" draw:start-shape="id6" draw:start-glue-point="2" draw:end-shape="id3" draw:end-glue-point="3" svg:d="M4953 12700v3683h5207" svg:viewBox="0 0 5208 3684">
          <text:p/>
        </draw:connector>
        <draw:connector draw:style-name="gr7" draw:text-style-name="P1" draw:layer="layout" svg:x1="4.953cm" svg:y1="12.7cm" svg:x2="10.16cm" svg:y2="19.431cm" draw:start-shape="id6" draw:start-glue-point="2" draw:end-shape="id4" draw:end-glue-point="3" svg:d="M4953 12700v6731h5207" svg:viewBox="0 0 5208 6732">
          <text:p/>
        </draw:connector>
        <draw:connector draw:style-name="gr7" draw:text-style-name="P1" draw:layer="layout" svg:x1="13.843cm" svg:y1="3.864cm" svg:x2="11.303cm" svg:y2="2.286cm" draw:start-shape="id5" draw:start-glue-point="0" draw:end-shape="id7" draw:end-glue-point="2" svg:d="M13843 3864v-788h-2540v-790" svg:viewBox="0 0 2541 1579">
          <text:p/>
        </draw:connector>
        <draw:connector draw:style-name="gr7" draw:text-style-name="P1" draw:layer="layout" svg:x1="13.843cm" svg:y1="3.864cm" svg:x2="15.875cm" svg:y2="2.286cm" draw:start-shape="id5" draw:start-glue-point="0" draw:end-shape="id8" draw:end-glue-point="2" svg:d="M13843 3864v-788h2032v-790" svg:viewBox="0 0 2033 1579">
          <text:p/>
        </draw:connector>
        <draw:connector draw:style-name="gr7" draw:text-style-name="P1" draw:layer="layout" svg:x1="17.78cm" svg:y1="1.651cm" svg:x2="19.05cm" svg:y2="1.651cm" draw:start-shape="id8" draw:start-glue-point="1" draw:end-shape="id9" draw:end-glue-point="3" svg:d="M17780 1651h1270" svg:viewBox="0 0 1271 1">
          <text:p/>
        </draw:connector>
        <draw:connector draw:style-name="gr7" draw:text-style-name="P1" draw:layer="layout" svg:x1="22.86cm" svg:y1="1.651cm" svg:x2="23.622cm" svg:y2="1.651cm" draw:start-shape="id9" draw:start-glue-point="1" draw:end-shape="id10" draw:end-glue-point="3" svg:d="M22860 1651h762" svg:viewBox="0 0 763 1">
          <text:p/>
        </draw:connector>
        <draw:connector draw:style-name="gr7" draw:text-style-name="P1" draw:layer="layout" svg:x1="9.398cm" svg:y1="1.651cm" svg:x2="8.228cm" svg:y2="1.143cm" draw:start-shape="id7" draw:start-glue-point="3" draw:end-shape="id11" draw:end-glue-point="1" svg:d="M9398 1651h-584v-508h-586" svg:viewBox="0 0 1171 509">
          <text:p/>
        </draw:connector>
        <draw:connector draw:style-name="gr7" draw:text-style-name="P1" draw:layer="layout" svg:x1="9.398cm" svg:y1="1.651cm" svg:x2="8.282cm" svg:y2="3.175cm" draw:start-shape="id7" draw:start-glue-point="3" draw:end-shape="id12" draw:end-glue-point="1" svg:d="M9398 1651h-557v1524h-559" svg:viewBox="0 0 1117 1525">
          <text:p/>
        </draw:connector>
        <draw:connector draw:style-name="gr7" draw:text-style-name="P1" draw:layer="layout" svg:x1="4.472cm" svg:y1="3.175cm" svg:x2="4.01cm" svg:y2="3.175cm" draw:start-shape="id12" draw:start-glue-point="3" draw:end-shape="id13" draw:end-glue-point="1" svg:d="M4472 3175h-462" svg:viewBox="0 0 463 1">
          <text:p/>
        </draw:connector>
        <draw:connector draw:style-name="gr7" draw:text-style-name="P1" draw:layer="layout" draw:line-skew="-0.211cm" svg:x1="23.241cm" svg:y1="9.144cm" svg:x2="4.953cm" svg:y2="9.144cm" draw:start-shape="id2" draw:start-glue-point="0" draw:end-shape="id6" svg:d="M23241 9144v-762h-18288v762" svg:viewBox="0 0 18289 763">
          <text:p/>
        </draw:connector>
        <draw:connector draw:style-name="gr7" draw:text-style-name="P1" draw:layer="layout" svg:x1="23.241cm" svg:y1="9.144cm" svg:x2="17.78cm" svg:y2="5.734cm" draw:start-shape="id2" draw:start-glue-point="0" draw:end-shape="id5" draw:end-glue-point="1" svg:d="M23241 9144v-3410h-5461" svg:viewBox="0 0 5462 3411">
          <text:p/>
        </draw:connector>
        <draw:connector draw:style-name="gr8" draw:text-style-name="P1" draw:layer="layout" draw:line-skew="4.445cm" svg:x1="13.843cm" svg:y1="7.604cm" svg:x2="4.953cm" svg:y2="9.144cm" draw:start-shape="id14" draw:start-glue-point="0" draw:end-shape="id15" draw:end-glue-point="0" svg:d="M13843 7604v1540h-8890" svg:viewBox="0 0 8891 154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Exler</meta:initial-creator>
    <meta:creation-date>2016-11-26T15:30:44.404106626</meta:creation-date>
    <dc:date>2016-11-26T15:55:54.464337041</dc:date>
    <dc:creator>Steffen Exler</dc:creator>
    <meta:editing-duration>PT9M57S</meta:editing-duration>
    <meta:editing-cycles>1</meta:editing-cycles>
    <meta:generator>LibreOffice/4.2.8.2$Linux_X86_64 LibreOffice_project/420m0$Build-2</meta:generator>
    <meta:document-statistic meta:object-count="57"/>
  </office:meta>
</office:document-meta>
</file>